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font-size="4pt" style:font-size-asian="3.5pt" style:font-size-complex="4pt"/>
    </style:style>
    <style:style style:name="P15" style:family="paragraph" style:parent-style-name="Standard">
      <style:text-properties fo:font-size="2pt" style:font-size-asian="1.75pt" style:font-size-complex="2pt"/>
    </style:style>
    <style:style style:name="P16" style:family="paragraph" style:parent-style-name="Frame_20_contents">
      <style:text-properties officeooo:rsid="01c4e795" officeooo:paragraph-rsid="01c4e795"/>
    </style:style>
    <style:style style:name="P17" style:family="paragraph" style:parent-style-name="Frame_20_contents">
      <style:paragraph-properties fo:text-align="start" style:justify-single-word="false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f29dc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f29dc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f29dc" style:font-size-asian="7pt" style:font-weight-asian="normal" style:font-size-complex="7pt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f29d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0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3f29dc" style:font-size-asian="7pt" style:font-weight-asian="normal" style:font-size-complex="7pt" style:font-weight-complex="normal"/>
    </style:style>
    <style:style style:name="P12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2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4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6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37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6" style:family="paragraph" style:parent-style-name="Frame_20_contents">
      <style:paragraph-properties fo:text-align="start" style:justify-single-word="fals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style:font-size-asian="2pt" style:font-size-complex="2pt"/>
    </style:style>
    <style:style style:name="T3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1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8"><text:placeholder text:placeholder-type="text">&lt;translate(u'q.ty')&gt;</text:placeholder></text:p>
            </table:table-cell>
            <table:table-cell table:style-name="Tabella2.A1" office:value-type="string">
              <text:p text:style-name="P4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0"/>
            </table:table-cell>
            <table:table-cell table:style-name="Tabella2.A1" office:value-type="string">
              <text:p text:style-name="P49"><text:placeholder text:placeholder-type="text">&lt;translate(u'VAT')&gt;</text:placeholder></text:p>
            </table:table-cell>
            <table:table-cell table:style-name="Tabella2.A1" office:value-type="string">
              <text:p text:style-name="P4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28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15"><text:placeholder text:placeholder-type="text">&lt;line.name&gt;</text:placeholder></text:p>
            <text:p text:style-name="P87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87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87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87"><text:span text:style-name="Strong_20_Emphasis"><text:span text:style-name="T58"><text:placeholder text:placeholder-type="text">&lt;/if&gt;</text:placeholder></text:span></text:span></text:p>
            <text:p text:style-name="P97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14"><text:placeholder text:placeholder-type="text">&lt;if test="line.quantity != 0.00"&gt;</text:placeholder></text:p>
            <text:p text:style-name="P114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3"><text:placeholder text:placeholder-type="text">&lt;/if&gt;</text:placeholder></text:p>
          </table:table-cell>
          <table:table-cell table:style-name="Tabella2.D7" office:value-type="string">
            <text:p text:style-name="P133"><text:placeholder text:placeholder-type="text">&lt;if test="line.quantity != 0.00 and not o.print_net_price"&gt;</text:placeholder></text:p>
            <text:p text:style-name="P130"><text:placeholder text:placeholder-type="text">&lt;formatLang(line.price_unit, digits=2)&gt;</text:placeholder></text:p>
            <text:p text:style-name="P133"><text:placeholder text:placeholder-type="text">&lt;/if&gt;</text:placeholder></text:p>
            <text:p text:style-name="P133"><text:placeholder text:placeholder-type="text">&lt;if test="line.quantity != 0.00 and o.print_net_price"&gt;</text:placeholder></text:p>
            <text:p text:style-name="P130"><text:placeholder text:placeholder-type="text">&lt;formatLang(line.price_subtotal / line.quantity, digits=2)&gt;</text:placeholder></text:p>
            <text:p text:style-name="P133"><text:placeholder text:placeholder-type="text">&lt;/if&gt;</text:placeholder></text:p>
          </table:table-cell>
          <table:table-cell table:style-name="Tabella2.E7" office:value-type="string">
            <text:p text:style-name="P98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27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33"><text:placeholder text:placeholder-type="text">&lt;if test="line.price_subtotal != 0.00"&gt;</text:placeholder></text:p>
            <text:p text:style-name="P129"><text:placeholder text:placeholder-type="text">&lt;formatLang(line.price_subtotal)&gt;</text:placeholder></text:p>
            <text:p text:style-name="P132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8"/>
      <text:p text:style-name="P137"/>
      <text:p text:style-name="P155"><text:placeholder text:placeholder-type="text">&lt;if test="o.print_payment_in_footer"&gt;</text:placeholder></text:p>
      <text:p text:style-name="P153"><text:placeholder text:placeholder-type="text">&lt;if test="o.move_id"&gt;</text:placeholder></text:p>
      <text:p text:style-name="P150"><text:placeholder text:placeholder-type="text">&lt;get_label(o,'date_due')&gt;</text:placeholder></text:p>
      <text:p text:style-name="P153"><text:placeholder text:placeholder-type="text">&lt;/if&gt;</text:placeholder></text:p>
      <text:p text:style-name="P152"><text:placeholder text:placeholder-type="text">&lt;for each="line in invoice_move_lines(o.move_id)"&gt;</text:placeholder></text:p>
      <text:p text:style-name="P154"><text:placeholder text:placeholder-type="text">&lt;setLang('it_IT')&gt;</text:placeholder></text:p>
      <text:p text:style-name="P151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47"><text:placeholder text:placeholder-type="text">&lt;/for&gt;</text:placeholder></text:p>
      <text:p text:style-name="P139"><text:placeholder text:placeholder-type="text">&lt;if test="o.type == 'out_invoice' "&gt;</text:placeholder></text:p>
      <text:p text:style-name="P139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141"><text:placeholder text:placeholder-type="text">&lt;formatLang(o.date_due, date=True) or ''&gt;</text:placeholder></text:p>
      <text:p text:style-name="P138"><text:placeholder text:placeholder-type="text">&lt;setLang(o.partner_id.lang or  'it_IT')&gt;</text:placeholder></text:p>
      <text:p text:style-name="P140"><text:placeholder text:placeholder-type="text">&lt;/if&gt;</text:placeholder></text:p>
      <text:p text:style-name="P143"><text:placeholder text:placeholder-type="text">&lt;/if&gt;</text:placeholder></text:p>
      <text:p text:style-name="P143"><text:placeholder text:placeholder-type="text">&lt;/if&gt;</text:placeholder></text:p>
      <text:p text:style-name="P144"><text:placeholder text:placeholder-type="text">&lt;if test="check_installed_module('account_fiscal_position_rule_partner')"&gt;</text:placeholder></text:p>
      <text:p text:style-name="P145"><text:placeholder text:placeholder-type="text">&lt;if test="o.account_fiscal_position_rule_id"&gt;</text:placeholder></text:p>
      <text:p text:style-name="P146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45"><text:placeholder text:placeholder-type="text">&lt;/if&gt;</text:placeholder></text:p>
      <text:p text:style-name="P145"><text:placeholder text:placeholder-type="text">&lt;/if&gt;</text:placeholder></text:p>
      <text:p text:style-name="P149"><text:placeholder text:placeholder-type="text">&lt;o.comment or ''&gt;</text:placeholder></text:p>
      <text:p text:style-name="P142"><text:bookmark text:name="__DdeLink__2934_2141332970"/><draw:frame draw:style-name="fr2" draw:name="image: asimage(o.tax_stamp_image,None,3,2.2,'cm')" text:anchor-type="as-char" svg:y="0.037cm" svg:height="0.25cm" draw:z-index="1"><draw:text-box fo:min-width="0.342cm"><text:p text:style-name="P1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64"><text:span text:style-name="T32"><text:placeholder text:placeholder-type="text">&lt;if test="not variant_images()"&gt;</text:placeholder></text:span><text:span text:style-name="T60">Imponibile </text:span><text:span text:style-name="T33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64"><text:span text:style-name="T32"><text:placeholder text:placeholder-type="text">&lt;if test="not variant_images()"&gt;</text:placeholder></text:span><text:span text:style-name="T60">Imposta </text:span><text:span text:style-name="T33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72"/>
          </table:table-cell>
          <table:covered-table-cell/>
          <table:covered-table-cell/>
          <table:covered-table-cell/>
          <table:table-cell table:style-name="FooterTable.A2" office:value-type="string">
            <text:p text:style-name="P122"><text:span text:style-name="T34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5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5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5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59"/>
          </table:table-cell>
          <table:covered-table-cell/>
          <table:covered-table-cell/>
          <table:covered-table-cell/>
          <table:table-cell table:style-name="FooterTable.A3" office:value-type="string">
            <text:p text:style-name="P134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69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6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70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70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68"/>
          </table:table-cell>
          <table:table-cell table:style-name="FooterTable.A1" office:value-type="string">
            <text:p text:style-name="P65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5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7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99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1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2"><text:placeholder text:placeholder-type="text">&lt;formatLang(line.price_subtotal)&gt;</text:placeholder></text:p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65"/>
          </table:table-cell>
          <table:table-cell table:style-name="FooterTable.A1" office:value-type="string">
            <text:p text:style-name="P121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6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25"><text:placeholder text:placeholder-type="text">&lt;formatLang(o.residual)&gt;</text:placeholder></text:p>
          </table:table-cell>
          <table:table-cell table:style-name="FooterTable.A1" office:value-type="string">
            <text:p text:style-name="P126"/>
          </table:table-cell>
          <table:table-cell table:style-name="FooterTable.A1" office:value-type="string">
            <text:p text:style-name="P65"/>
          </table:table-cell>
          <table:table-cell table:style-name="FooterTable.A1" office:value-type="string">
            <text:p text:style-name="P121"/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59:39.663812820</dc:date>
    <meta:editing-duration>P4DT9H55M28S</meta:editing-duration>
    <meta:editing-cycles>811</meta:editing-cycles>
    <meta:generator>LibreOffice/5.1.6.2$Linux_X86_64 LibreOffice_project/10m0$Build-2</meta:generator>
    <meta:document-statistic meta:table-count="10" meta:image-count="0" meta:object-count="0" meta:page-count="1" meta:paragraph-count="173" meta:word-count="673" meta:character-count="8423" meta:non-whitespace-character-count="7906"/>
  </office:meta>
</office:document-meta>
</file>